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2.351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2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wrap-option="wrap" style:vertical-align="top"/>
      <style:text-properties style:font-name="Arial" style:font-name-asian="SimSun" style:font-name-complex="Lucida Sans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9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ce8"/>
        <table:table-column table:style-name="co6" table:number-columns-repeated="1017" table:default-cell-style-name="Default"/>
        <table:table-row table:style-name="ro1">
          <table:table-cell office:value-type="string">
            <text:p>Wf4Ever user requirement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As a...</text:p>
          </table:table-cell>
          <table:table-cell table:style-name="ce1" office:value-type="string">
            <text:p>I want...</text:p>
          </table:table-cell>
          <table:table-cell table:style-name="ce1" office:value-type="string">
            <text:p>So that...</text:p>
          </table:table-cell>
          <table:table-cell table:style-name="ce1" office:value-type="string">
            <text:p>Benefit</text:p>
          </table:table-cell>
          <table:table-cell table:style-name="ce1" office:value-type="string">
            <text:p>Impact</text:p>
          </table:table-cell>
          <table:table-cell table:style-name="ce9" office:value-type="string">
            <text:p>Comment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4"/>
          <table:table-cell table:style-name="ce1" office:value-type="string">
            <text:p>(for me)</text:p>
          </table:table-cell>
          <table:table-cell table:style-name="ce1" office:value-type="string">
            <text:p>(to all)</text:p>
          </table:table-cell>
          <table:table-cell table:style-name="ce9"/>
          <table:table-cell table:style-name="ce1"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"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number-columns-repeated="1017"/>
        </table:table-row>
        <table:table-row table:style-name="ro3">
          <table:table-cell table:style-name="ce3" office:value-type="string">
            <text:p>UB1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search =&gt; find (parts of) existing workflows that do something similar to what is required for my experiment</text:p>
          </table:table-cell>
          <table:table-cell table:style-name="ce3" office:value-type="string">
            <text:p>get ideas for my own work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Consider benefit to researcher for now, keeping wider impact in view, in expectation that will flow through later. <text:s/>Try to capture both aspects in “So that...” column.</text:p>
          </table:table-cell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3" office:value-type="string">
            <text:p>compare with my work ('related work')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3" office:value-type="string">
            <text:p>reuse in my own analysi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3" office:value-type="string">
            <text:p>understand a metho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3" office:value-type="string">
            <text:p>reuse the result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4">
          <table:table-cell table:style-name="ce3" office:value-type="string">
            <text:p>UB2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reference the experiment that provides the input to the workflow (including paper reference, if any) </text:p>
          </table:table-cell>
          <table:table-cell table:style-name="ce3" office:value-type="string">
            <text:p>acknowledge data provider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4">
          <table:table-cell table:style-name="ce3" office:value-type="string">
            <text:p>UB3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record my initial experimental hypothesis </text:p>
          </table:table-cell>
          <table:table-cell table:style-name="ce3" office:value-type="string">
            <text:p>link the experimental design to its purpose (onset)</text:p>
            <text:p/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 table:style-name="ce3" table:number-columns-repeated="3"/>
          <table:table-cell table:style-name="ce3" office:value-type="string">
            <text:p>allow others to find my work based on its purpose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6">
          <table:table-cell table:style-name="ce3" office:value-type="string">
            <text:p>UB4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assemble conceptual workflow</text:p>
          </table:table-cell>
          <table:table-cell table:style-name="ce3" office:value-type="string">
            <text:p>discuss my plans with supervisors/peer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11" office:value-type="string">
            <text:p>“conceptual workflow” is a concrete workflow that makes reference to unimplemented or unspecified elements; <text:s/>e.g. Taverna w/f with reference to dummy elements (e.g. can fake with beanshell)</text:p>
          </table:table-cell>
          <table:table-cell table:number-columns-repeated="1017"/>
        </table:table-row>
        <table:table-row table:style-name="ro2">
          <table:table-cell table:style-name="ce3" table:number-columns-repeated="3"/>
          <table:table-cell table:style-name="ce6" office:value-type="string">
            <text:p>start searching for components</text:p>
          </table:table-cell>
          <table:table-cell table:style-name="ce3" table:number-columns-repeated="2"/>
          <table:table-cell table:style-name="ce11"/>
          <table:table-cell table:number-columns-repeated="1017"/>
        </table:table-row>
        <table:table-row table:style-name="ro5">
          <table:table-cell table:style-name="ce3" office:value-type="string">
            <text:p>UB5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adapt an existing workflow to my needs</text:p>
          </table:table-cell>
          <table:table-cell table:style-name="ce3" office:value-type="string">
            <text:p>avoid having to learn (or remember?) everything about creating workflows (note: newbie scenario)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 table:style-name="ce3" office:value-type="string">
            <text:p>UB6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search for workflows by keywords about purpose, context, and outcome of experiment</text:p>
          </table:table-cell>
          <table:table-cell table:style-name="ce3" office:value-type="string">
            <text:p>find workflows relevant to my experiment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 table:style-name="ce3" office:value-type="string">
            <text:p>UB7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run an existing workflow with different data </text:p>
          </table:table-cell>
          <table:table-cell table:style-name="ce3" office:value-type="string">
            <text:p>understand the workflow</text:p>
            <text:p/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3" office:value-type="string">
            <text:p>re-user</text:p>
          </table:table-cell>
          <table:table-cell table:style-name="ce3"/>
          <table:table-cell table:style-name="ce3" office:value-type="string">
            <text:p>get more biological results efficiently</text:p>
          </table:table-cell>
          <table:table-cell table:style-name="ce3" table:number-columns-repeated="2"/>
          <table:table-cell table:style-name="ce11"/>
          <table:table-cell table:number-columns-repeated="1017"/>
        </table:table-row>
        <table:table-row table:style-name="ro5">
          <table:table-cell table:style-name="ce3" office:value-type="string">
            <text:p>UB8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compare results of workflow run with other results </text:p>
          </table:table-cell>
          <table:table-cell table:style-name="ce3" office:value-type="string">
            <text:p>understand the results in biological terms, compare with competitio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 table:style-name="ce3" office:value-type="string">
            <text:p>UB9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create new workflows with my own scripts </text:p>
          </table:table-cell>
          <table:table-cell table:style-name="ce3" office:value-type="string">
            <text:p>''get on with it' without trying to understand other people's work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 table:style-name="ce3" office:value-type="string">
            <text:p>UB10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run workflow scripts provided by colleagues </text:p>
          </table:table-cell>
          <table:table-cell table:style-name="ce3" office:value-type="string">
            <text:p>perform experiments for which the methods are familiar to my direct colleague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11"/>
          <table:table-cell table:number-columns-repeated="1017"/>
        </table:table-row>
        <table:table-row table:style-name="ro5">
          <table:table-cell table:style-name="ce3"/>
          <table:table-cell table:style-name="ce3" office:value-type="string">
            <text:p>re-user</text:p>
          </table:table-cell>
          <table:table-cell table:style-name="ce3"/>
          <table:table-cell table:style-name="ce6" office:value-type="string">
            <text:p>shorten the start-up phase and lower the risk of unexpected bottlenecks</text:p>
          </table:table-cell>
          <table:table-cell table:style-name="ce3" table:number-columns-repeated="2"/>
          <table:table-cell table:style-name="ce11"/>
          <table:table-cell table:number-columns-repeated="1017"/>
        </table:table-row>
        <table:table-row table:style-name="ro4">
          <table:table-cell table:style-name="ce3" office:value-type="string">
            <text:p>UB11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record notes relating to experiment (design and run-time log)</text:p>
          </table:table-cell>
          <table:table-cell table:style-name="ce3" office:value-type="string">
            <text:p>document my considerations during design and execution, linked to design, run, and input/output data.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 table:style-name="ce3" office:value-type="string">
            <text:p>UB12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record revised experimental hypothesis </text:p>
          </table:table-cell>
          <table:table-cell table:style-name="ce3" office:value-type="string">
            <text:p>link experimental design and execution to the purpose of the experimen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4">
          <table:table-cell table:style-name="ce3" office:value-type="string">
            <text:p>UB13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search for 'follow-up' workflows </text:p>
          </table:table-cell>
          <table:table-cell table:style-name="ce3" office:value-type="string">
            <text:p>create a new workflow or revise my own to test the improved hypothesis or new questions derived from the previous result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 office:value-type="string">
            <text:p>UB14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record reasons for workflow revision </text:p>
          </table:table-cell>
          <table:table-cell table:style-name="ce3" office:value-type="string">
            <text:p>Link new workflow to previous workflow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11" office:value-type="string">
            <text:p>Expand benefit?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UB15</text:p>
          </table:table-cell>
          <table:table-cell table:style-name="ce3" office:value-type="string">
            <text:p>re-user</text:p>
          </table:table-cell>
          <table:table-cell table:style-name="ce3" office:value-type="string">
            <text:p>link test results and interpretation to initial hypothesis </text:p>
          </table:table-cell>
          <table:table-cell table:style-name="ce3" office:value-type="string">
            <text:p>retrieve past information about and interrelations between hypotheses 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 table:style-name="ce4" office:value-type="string">
            <text:p>UB16</text:p>
          </table:table-cell>
          <table:table-cell table:style-name="ce4" office:value-type="string">
            <text:p>re-user</text:p>
          </table:table-cell>
          <table:table-cell table:style-name="ce3" office:value-type="string">
            <text:p>to see the rationale for existing workflows </text:p>
          </table:table-cell>
          <table:table-cell table:style-name="ce3" office:value-type="string">
            <text:p>I can better understand an existing workflow, and find help to interpret results of my own workflows</text:p>
          </table:table-cell>
          <table:table-cell table:style-name="ce4" table:number-columns-repeated="2"/>
          <table:table-cell table:style-name="ce11"/>
          <table:table-cell table:number-columns-repeated="1017"/>
        </table:table-row>
        <table:table-row table:style-name="ro5">
          <table:table-cell table:style-name="ce4" office:value-type="string">
            <text:p>UB17</text:p>
          </table:table-cell>
          <table:table-cell table:style-name="ce5" office:value-type="string">
            <text:p>re-user</text:p>
          </table:table-cell>
          <table:table-cell table:style-name="ce5" office:value-type="string">
            <text:p>annotate data with information from global databases</text:p>
          </table:table-cell>
          <table:table-cell table:style-name="ce5" office:value-type="string">
            <text:p>I can relate results to work from other experiments</text:p>
          </table:table-cell>
          <table:table-cell table:style-name="ce5" table:number-columns-repeated="2"/>
          <table:table-cell table:style-name="ce11" office:value-type="string">
            <text:p>(needs clarification/example)</text:p>
          </table:table-cell>
          <table:table-cell table:number-columns-repeated="1017"/>
        </table:table-row>
        <table:table-row table:style-name="ro5">
          <table:table-cell office:value-type="string">
            <text:p>UB18</text:p>
          </table:table-cell>
          <table:table-cell office:value-type="string">
            <text:p>re-user</text:p>
          </table:table-cell>
          <table:table-cell table:style-name="ce3" office:value-type="string">
            <text:p>record biological interpretation of results, linked to experiment and data used </text:p>
          </table:table-cell>
          <table:table-cell table:style-name="ce7" office:value-type="string">
            <text:p>Personal: organize my information for me, my colleagues and later public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" office:value-type="string">
            <text:p>Science: allow other researchers ineterested in investigating similar biological phenomena to find and re-use my work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ngo Wassink – thesis on human factors in workflow creation (cf “Conceptual workflows” abov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king things easier to evaluate – is this adequately captured?</text:p>
          </table:table-cell>
          <table:table-cell table:number-columns-repeated="1022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/06/2011</text:date>, <text:time>18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aham Klyne</meta:initial-creator>
    <meta:creation-date>2011-06-15T07:39:48</meta:creation-date>
    <dc:date>2011-06-23T18:24:49</dc:date>
    <dc:creator>Graham Klyne</dc:creator>
    <meta:editing-duration>PT02H27M18S</meta:editing-duration>
    <meta:editing-cycles>8</meta:editing-cycles>
    <meta:generator>OpenOffice.org/3.2$Unix OpenOffice.org_project/320m18$Build-9502</meta:generator>
    <meta:document-statistic meta:table-count="1" meta:cell-count="138" meta:object-count="0"/>
  </office:meta>
</office:document-meta>
</file>